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e16173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fill-color="#e16173" draw:textarea-horizontal-align="justify" draw:textarea-vertical-align="middle" draw:auto-grow-height="false" fo:min-height="4.016cm" fo:min-width="3.71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158466" draw:textarea-horizontal-align="justify" draw:textarea-vertical-align="middle" draw:auto-grow-height="false" fo:min-height="3.791cm" fo:min-width="3.948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103" style:family="graphic" style:parent-style-name="standard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width="0.051cm" draw:marker-start-width="0.279cm" draw:marker-end="Arrowheads_20_70" draw:marker-end-width="0.381cm" draw:fill="none" fo:padding-top="0.15cm" fo:padding-bottom="0.15cm" fo:padding-left="0.33cm" fo:padding-right="0.275cm" loext:decorative="false"/>
    </style:style>
    <style:style style:name="gr107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0.734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3.231cm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584cm" fo:min-width="0cm" loext:decorative="false"/>
    </style:style>
    <style:style style:name="gr111" style:family="graphic" style:parent-style-name="standard">
      <style:graphic-properties draw:fill-color="#158466" draw:textarea-horizontal-align="justify" draw:textarea-vertical-align="middle" draw:auto-grow-height="false" fo:min-height="0.72cm" fo:min-width="0.415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fill-color="#158466" draw:textarea-horizontal-align="justify" draw:textarea-vertical-align="middle" draw:auto-grow-height="false" fo:min-height="0.72cm" fo:min-width="0.415cm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width="0.051cm" svg:stroke-color="#3465a4" draw:marker-start-width="0.279cm" draw:marker-end="Arrowheads_20_71" draw:marker-end-width="0.381cm" draw:fill="none" fo:padding-top="0.15cm" fo:padding-bottom="0.15cm" fo:padding-left="0.33cm" fo:padding-right="0.275cm" loext:decorative="false"/>
    </style:style>
    <style:style style:name="gr114" style:family="graphic" style:parent-style-name="objectwithoutfill">
      <style:graphic-properties svg:stroke-width="0.051cm" draw:marker-start-width="0.279cm" draw:marker-end="Arrowheads_20_71" draw:marker-end-width="0.381cm" draw:fill="none" fo:padding-top="0.15cm" fo:padding-bottom="0.15cm" fo:padding-left="0.33cm" fo:padding-right="0.27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9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4cm" loext:decorative="false"/>
      <style:paragraph-properties style:writing-mode="lr-tb"/>
    </style:style>
    <style:style style:name="gr117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0.589cm" fo:min-width="0.59cm" loext:decorative="false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0.385cm" fo:min-width="1.645cm" style:writing-mode="lr-tb" loext:decorative="false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385cm" fo:min-width="3.573cm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68cm" style:writing-mode="lr-tb" loext:decorative="false"/>
      <style:paragraph-properties style:writing-mode="lr-tb"/>
    </style:style>
    <style:style style:name="gr134" style:family="graphic" style:parent-style-name="standard">
      <style:graphic-properties draw:textarea-horizontal-align="justify" draw:textarea-vertical-align="middle" draw:auto-grow-height="false" fo:min-height="0.385cm" fo:min-width="3.255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68cm" style:writing-mode="lr-tb" loext:decorative="false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0.385cm" fo:min-width="5.609cm" style:writing-mode="lr-tb" loext:decorative="false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0.385cm" fo:min-width="1.667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6cm" fo:min-width="0cm" loext:decorative="false"/>
      <style:paragraph-properties style:writing-mode="lr-tb"/>
    </style:style>
    <style:style style:name="gr145" style:family="graphic" style:parent-style-name="standard">
      <style:graphic-properties draw:textarea-horizontal-align="justify" draw:textarea-vertical-align="middle" draw:auto-grow-height="false" fo:min-height="0.702cm" fo:min-width="5.478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68cm" style:writing-mode="lr-tb" loext:decorative="false"/>
      <style:paragraph-properties style:writing-mode="lr-tb"/>
    </style:style>
    <style:style style:name="gr147" style:family="graphic" style:parent-style-name="standard">
      <style:graphic-properties draw:textarea-horizontal-align="justify" draw:textarea-vertical-align="middle" draw:auto-grow-height="false" fo:min-height="1.139cm" fo:min-width="0.081cm" loext:decorative="fals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P25" style:family="paragraph">
      <loext:graphic-properties draw:fill-color="#d4ea6b"/>
      <style:paragraph-properties fo:text-align="center" style:writing-mode="lr-tb"/>
    </style:style>
    <style:style style:name="P26" style:family="paragraph">
      <loext:graphic-properties draw:fill-color="#e16173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paragraph-properties fo:margin-left="0cm" fo:margin-right="0cm" fo:text-align="center" fo:text-indent="0cm"/>
      <style:text-properties fo:font-size="12pt"/>
    </style:style>
    <style:style style:name="P30" style:family="paragraph">
      <loext:graphic-properties draw:fill-color="#ff4000"/>
      <style:paragraph-properties fo:text-align="center" style:writing-mode="lr-tb"/>
      <style:text-properties fo:font-size="12pt"/>
    </style:style>
    <style:style style:name="P31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2" style:family="paragraph">
      <loext:graphic-properties draw:fill-color="#ff4000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3" style:family="paragraph">
      <loext:graphic-properties draw:fill="none" draw:fill-color="#ffffff"/>
      <style:text-properties fo:font-size="10pt" fo:font-style="italic"/>
    </style:style>
    <style:style style:name="P34" style:family="paragraph">
      <style:paragraph-properties fo:text-align="center"/>
      <style:text-properties fo:font-size="15pt"/>
    </style:style>
    <style:style style:name="P35" style:family="paragraph">
      <loext:graphic-properties draw:fill-color="#158466"/>
      <style:paragraph-properties fo:text-align="center" style:writing-mode="lr-tb"/>
      <style:text-properties fo:font-size="15pt"/>
    </style:style>
    <style:style style:name="P36" style:family="paragraph">
      <style:paragraph-properties fo:margin-left="0cm" fo:margin-right="0cm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37" style:family="paragraph">
      <loext:graphic-properties draw:fill-color="#158466"/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38" style:family="paragraph">
      <loext:graphic-properties draw:fill="none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5pt"/>
    </style:style>
    <style:style style:name="P40" style:family="paragraph">
      <style:paragraph-properties fo:text-align="center"/>
      <style:text-properties fo:font-size="12pt"/>
    </style:style>
    <style:style style:name="P41" style:family="paragraph">
      <style:paragraph-properties fo:text-align="center" style:writing-mode="lr-tb"/>
      <style:text-properties fo:font-size="12pt"/>
    </style:style>
    <style:style style:name="P42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3" style:family="paragraph">
      <loext:graphic-properties draw:fill-color="#ffffff"/>
      <style:paragraph-properties fo:text-align="center" style:writing-mode="lr-tb"/>
      <style:text-properties fo:font-size="15pt"/>
    </style:style>
    <style:style style:name="P44" style:family="paragraph">
      <style:paragraph-properties fo:margin-left="0cm" fo:margin-right="0cm" fo:text-align="center" fo:text-indent="0cm"/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P45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style:style style:name="T6" style:family="text">
      <style:text-properties fo:font-size="12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/>
    </style:style>
    <style:style style:name="T12" style:family="text">
      <style:text-properties fo:font-size="10pt" fo:font-style="italic"/>
    </style:style>
    <style:style style:name="T13" style:family="text">
      <style:text-properties fo:font-size="15pt"/>
    </style:style>
    <style:style style:name="T14" style:family="text"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15" style:family="text"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5"/><text:s text:c="5"/><text:s text:c="5"/><text:s text:c="5"/><text:s text:c="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5"/></text:span><text:span text:style-name="T1"><text:s text:c="5"/></text:span><text:span text:style-name="T1"><text:s text:c="5"/></text:span><text:span text:style-name="T1"><text:s text:c="3"/></text:span><text:span text:style-name="T1">75</text:span></text:p>
            <text:p text:style-name="P5"><text:span text:style-name="T1">(di</text:span><text:span text:style-name="T1">re</text:span><text:span text:style-name="T1">ct</text:span><text:span text:style-name="T1">ed </text:span><text:span text:style-name="T1">w</text:span><text:span text:style-name="T1">ei</text:span><text:span text:style-name="T1">gh</text:span><text:span text:style-name="T1">te</text:span><text:span text:style-name="T1">d </text:span><text:span text:style-name="T1">ed</text:span><text:span text:style-name="T1">ge</text:span><text:span text:style-name="T1">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</text:span><text:span text:style-name="T2">yc</text:span><text:span text:style-name="T2">lic </text:span><text:span text:style-name="T2">U</text:span><text:span text:style-name="T2">nd</text:span><text:span text:style-name="T2">ire</text:span><text:span text:style-name="T2">ct</text:span><text:span text:style-name="T2">ed </text:span><text:span text:style-name="T2">un</text:span><text:span text:style-name="T2">w</text:span><text:span text:style-name="T2">ei</text:span><text:span text:style-name="T2">gh</text:span><text:span text:style-name="T2">te</text:span><text:span text:style-name="T2">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</text:span><text:span text:style-name="T2">cy</text:span><text:span text:style-name="T2">cli</text:span><text:span text:style-name="T2">c </text:span><text:span text:style-name="T2">Di</text:span><text:span text:style-name="T2">re</text:span><text:span text:style-name="T2">ct</text:span><text:span text:style-name="T2">ed </text:span><text:span text:style-name="T2">un</text:span><text:span text:style-name="T2">w</text:span><text:span text:style-name="T2">ei</text:span><text:span text:style-name="T2">gh</text:span><text:span text:style-name="T2">te</text:span><text:span text:style-name="T2">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</text:span><text:span text:style-name="T2">yc</text:span><text:span text:style-name="T2">lic </text:span><text:span text:style-name="T2">U</text:span><text:span text:style-name="T2">nd</text:span><text:span text:style-name="T2">ire</text:span><text:span text:style-name="T2">ct</text:span><text:span text:style-name="T2">ed </text:span><text:span text:style-name="T2">an</text:span><text:span text:style-name="T2">d </text:span><text:span text:style-name="T2">W</text:span><text:span text:style-name="T2">ei</text:span><text:span text:style-name="T2">gh</text:span><text:span text:style-name="T2">te</text:span><text:span text:style-name="T2">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</text:span><text:span text:style-name="T1">o</text:span><text:span text:style-name="T1">m</text:span><text:span text:style-name="T1">m</text:span><text:span text:style-name="T1">on </text:span><text:span text:style-name="T1">O</text:span><text:span text:style-name="T1">pe</text:span><text:span text:style-name="T1">ra</text:span><text:span text:style-name="T1">tio</text:span><text:span text:style-name="T1">ns</text:span></text:p>
            <text:p text:style-name="P13"><text:span text:style-name="T1">- </text:span><text:span text:style-name="T1">Tr</text:span><text:span text:style-name="T1">av</text:span><text:span text:style-name="T1">er</text:span><text:span text:style-name="T1">se</text:span></text:p>
            <text:p text:style-name="P13"><text:span text:style-name="T1"><text:s text:c="2"/></text:span><text:span text:style-name="T1">- </text:span><text:span text:style-name="T1">Br</text:span><text:span text:style-name="T1">ea</text:span><text:span text:style-name="T1">dt</text:span><text:span text:style-name="T1">h-</text:span><text:span text:style-name="T1">Fi</text:span><text:span text:style-name="T1">rst </text:span><text:span text:style-name="T1">S</text:span><text:span text:style-name="T1">ea</text:span><text:span text:style-name="T1">rc</text:span><text:span text:style-name="T1">h </text:span><text:span text:style-name="T1">(B</text:span><text:span text:style-name="T1">F</text:span><text:span text:style-name="T1">S)</text:span></text:p>
            <text:p text:style-name="P13"><text:span text:style-name="T1"><text:s text:c="2"/></text:span><text:span text:style-name="T1">- </text:span><text:span text:style-name="T1">D</text:span><text:span text:style-name="T1">ep</text:span><text:span text:style-name="T1">th</text:span><text:span text:style-name="T1">-</text:span><text:span text:style-name="T1">Fi</text:span><text:span text:style-name="T1">rst </text:span><text:span text:style-name="T1">S</text:span><text:span text:style-name="T1">ea</text:span><text:span text:style-name="T1">rc</text:span><text:span text:style-name="T1">h </text:span><text:span text:style-name="T1">(D</text:span><text:span text:style-name="T1">F</text:span><text:span text:style-name="T1">S)</text:span></text:p>
            <text:p text:style-name="P13"><text:span text:style-name="T1">- </text:span><text:span text:style-name="T1">Fi</text:span><text:span text:style-name="T1">nd </text:span><text:span text:style-name="T1">if </text:span><text:span text:style-name="T1">a </text:span><text:span text:style-name="T1">no</text:span><text:span text:style-name="T1">de </text:span><text:span text:style-name="T1">is </text:span><text:span text:style-name="T1">re</text:span><text:span text:style-name="T1">ac</text:span><text:span text:style-name="T1">ha</text:span><text:span text:style-name="T1">bl</text:span><text:span text:style-name="T1">e</text:span></text:p>
            <text:p text:style-name="P13"><text:span text:style-name="T1">- </text:span><text:span text:style-name="T1">Fi</text:span><text:span text:style-name="T1">nd </text:span><text:span text:style-name="T1">P</text:span><text:span text:style-name="T1">at</text:span><text:span text:style-name="T1">hs </text:span><text:span text:style-name="T1">be</text:span><text:span text:style-name="T1">tw</text:span><text:span text:style-name="T1">ee</text:span><text:span text:style-name="T1">n </text:span><text:span text:style-name="T1">no</text:span><text:span text:style-name="T1">de</text:span><text:span text:style-name="T1">s</text:span></text:p>
            <text:p text:style-name="P13"><text:span text:style-name="T1">- </text:span><text:span text:style-name="T1">Fi</text:span><text:span text:style-name="T1">nd </text:span><text:span text:style-name="T1">cy</text:span><text:span text:style-name="T1">cl</text:span><text:span text:style-name="T1">es</text:span></text:p>
            <text:p text:style-name="P13"><text:span text:style-name="T1">- </text:span><text:span text:style-name="T1">To</text:span><text:span text:style-name="T1">po</text:span><text:span text:style-name="T1">gr</text:span><text:span text:style-name="T1">ap</text:span><text:span text:style-name="T1">hi</text:span><text:span text:style-name="T1">ca</text:span><text:span text:style-name="T1">l </text:span><text:span text:style-name="T1">S</text:span><text:span text:style-name="T1">or</text:span><text:span text:style-name="T1">tin</text:span><text:span text:style-name="T1">g</text:span></text:p>
            <text:p text:style-name="P14"><text:span text:style-name="T1"><text:s text:c="2"/></text:span><text:span text:style-name="T1">- </text:span><text:span text:style-name="T1">Di</text:span><text:span text:style-name="T1">re</text:span><text:span text:style-name="T1">ct</text:span><text:span text:style-name="T1">ed </text:span><text:span text:style-name="T1">ac</text:span><text:span text:style-name="T1">yc</text:span><text:span text:style-name="T1">lic </text:span><text:span text:style-name="T1">gr</text:span><text:span text:style-name="T1">ap</text:span><text:span text:style-name="T1">hs </text:span><text:span text:style-name="T1">(D</text:span><text:span text:style-name="T1">A</text:span><text:span text:style-name="T1">G)</text:span></text:p>
            <text:p text:style-name="P13"><text:span text:style-name="T1">- </text:span><text:span text:style-name="T1">Fi</text:span><text:span text:style-name="T1">nd </text:span><text:span text:style-name="T1">th</text:span><text:span text:style-name="T1">e </text:span><text:span text:style-name="T1">sh</text:span><text:span text:style-name="T1">or</text:span><text:span text:style-name="T1">te</text:span><text:span text:style-name="T1">st </text:span><text:span text:style-name="T1">pa</text:span><text:span text:style-name="T1">th</text:span></text:p>
            <text:p text:style-name="P13"><text:span text:style-name="T1"><text:s text:c="2"/></text:span><text:span text:style-name="T1">- </text:span><text:span text:style-name="T1">Di</text:span><text:span text:style-name="T1">jk</text:span><text:span text:style-name="T1">str</text:span><text:span text:style-name="T1">a’</text:span><text:span text:style-name="T1">s </text:span><text:span text:style-name="T1">Al</text:span><text:span text:style-name="T1">go</text:span><text:span text:style-name="T1">rit</text:span><text:span text:style-name="T1">h</text:span><text:span text:style-name="T1">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i</text:span><text:span text:style-name="T3">nd </text:span><text:span text:style-name="T3">a </text:span><text:span text:style-name="T3">pa</text:span><text:span text:style-name="T3">th </text:span><text:span text:style-name="T3">be</text:span><text:span text:style-name="T3">tw</text:span><text:span text:style-name="T3">ee</text:span><text:span text:style-name="T3">n </text:span><text:span text:style-name="T3">tw</text:span><text:span text:style-name="T3">o </text:span><text:span text:style-name="T3">no</text:span><text:span text:style-name="T3">de</text:span><text:span text:style-name="T3">s</text:span></text:p>
            <text:p text:style-name="P13"><text:span text:style-name="T3">- </text:span><text:span text:style-name="T3">G</text:span><text:span text:style-name="T3">et</text:span><text:span text:style-name="T3">Pa</text:span><text:span text:style-name="T3">th(</text:span><text:span text:style-name="T3">so</text:span><text:span text:style-name="T3">ur</text:span><text:span text:style-name="T3">ce</text:span><text:span text:style-name="T3">, </text:span><text:span text:style-name="T3">tar</text:span><text:span text:style-name="T3">ge</text:span><text:span text:style-name="T3">t): </text:span><text:span text:style-name="T3">bo</text:span><text:span text:style-name="T3">ol</text:span><text:span text:style-name="T3">ea</text:span><text:span text:style-name="T3">n</text:span></text:p>
            <text:p text:style-name="P13"><text:span text:style-name="T3"><text:s text:c="2"/></text:span><text:span text:style-name="T3">- </text:span><text:span text:style-name="T4">D</text:span><text:span text:style-name="T4">FS</text:span></text:p>
            <text:p text:style-name="P13"><text:span text:style-name="T3"><text:s text:c="2"/></text:span><text:span text:style-name="T3">- </text:span><text:span text:style-name="T3">BF</text:span><text:span text:style-name="T3">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979cm" svg:x="12.12cm" svg:y="3.514cm">
          <draw:text-box>
            <text:p><text:span text:style-name="T5">T</text:span><text:span text:style-name="T5">o </text:span><text:span text:style-name="T5">v</text:span><text:span text:style-name="T5">i</text:span><text:span text:style-name="T5">s</text:span><text:span text:style-name="T5">i</text:span><text:span text:style-name="T5">t</text:span><text:span text:style-name="T5">:</text:span></text:p>
            <text:p><text:span text:style-name="T5">V</text:span><text:span text:style-name="T5">i</text:span><text:span text:style-name="T5">s</text:span><text:span text:style-name="T5">i</text:span><text:span text:style-name="T5">t</text:span><text:span text:style-name="T5">e</text:span><text:span text:style-name="T5">d </text:span><text:span text:style-name="T5">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8" draw:text-style-name="P21" draw:layer="layout" svg:width="8.985cm" svg:height="2.54cm" svg:x="1.222cm" svg:y="1.317cm">
          <draw:text-box>
            <text:p text:style-name="P13"><text:span text:style-name="T3">Fi</text:span><text:span text:style-name="T3">nd </text:span><text:span text:style-name="T3">Cy</text:span><text:span text:style-name="T3">cle</text:span></text:p>
            <text:p text:style-name="P13"><text:span text:style-name="T3">Ha</text:span><text:span text:style-name="T3">sC</text:span><text:span text:style-name="T3">ycl</text:span><text:span text:style-name="T3">e()</text:span></text:p>
            <text:p text:style-name="P13"><text:span text:style-name="T3">Ha</text:span><text:span text:style-name="T3">sC</text:span><text:span text:style-name="T3">ycl</text:span><text:span text:style-name="T3">e(</text:span><text:span text:style-name="T3">st</text:span><text:span text:style-name="T3">art</text:span><text:span text:style-name="T3">in</text:span><text:span text:style-name="T3">gA</text:span><text:span text:style-name="T3">t)</text:span></text:p>
          </draw:text-box>
        </draw:frame>
        <draw:custom-shape draw:style-name="gr72" draw:text-style-name="P22" draw:layer="layout" svg:width="3.493cm" svg:height="1.27cm" svg:x="16.239cm" svg:y="3.85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7" draw:layer="layout" svg:width="4.763cm" svg:height="1.27cm" svg:x="15.604cm" svg:y="1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6" draw:layer="layout" svg:width="4.763cm" svg:height="1.27cm" svg:x="15.604cm" svg:y="2.47cm">
          <text:p text:style-name="P16"><text:span text:style-name="T1">visi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xml:id="id62" draw:id="id62" draw:layer="layout" svg:width="1.588cm" svg:height="1.588cm" draw:transform="skewX (-0.0183259571459405) translate (1.636cm 9.7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xml:id="id63" draw:id="id63" draw:layer="layout" svg:width="1.588cm" svg:height="1.588cm" draw:transform="skewX (-0.0183259571459405) translate (8.151cm 9.7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7" draw:id="id67" draw:layer="layout" svg:width="1.588cm" svg:height="1.588cm" draw:transform="skewX (-0.0183259571459405) translate (11.449cm 9.7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7" xml:id="id65" draw:id="id65" draw:layer="layout" svg:width="1.588cm" svg:height="1.588cm" draw:transform="skewX (-0.0183259571459405) translate (5.163cm 13.5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66" draw:id="id66" draw:layer="layout" svg:width="1.588cm" svg:height="1.588cm" draw:transform="skewX (-0.0183259571459405) translate (8.151cm 13.5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xml:id="id70" draw:id="id70" draw:layer="layout" svg:width="1.588cm" svg:height="1.588cm" draw:transform="skewX (-0.0183259571459405) translate (11.449cm 17.0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xml:id="id69" draw:id="id69" draw:layer="layout" svg:width="1.588cm" svg:height="1.588cm" draw:transform="skewX (-0.0183259571459405) translate (15.606cm 13.4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3" draw:id="id73" draw:layer="layout" svg:width="1.588cm" svg:height="1.588cm" draw:transform="skewX (-0.0183259571459405) translate (1.636cm 17.143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68" draw:id="id68" draw:layer="layout" svg:width="1.588cm" svg:height="1.588cm" draw:transform="skewX (-0.0183259571459405) translate (15.606cm 9.7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xml:id="id72" draw:id="id72" draw:layer="layout" svg:width="1.588cm" svg:height="1.588cm" draw:transform="skewX (-0.0183259571459405) translate (15.606cm 16.9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xml:id="id71" draw:id="id71" draw:layer="layout" svg:width="1.588cm" svg:height="1.588cm" draw:transform="skewX (-0.0183259571459405) translate (11.449cm 13.5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xml:id="id64" draw:id="id64" draw:layer="layout" svg:width="1.588cm" svg:height="1.588cm" draw:transform="skewX (-0.0183259571459405) translate (1.636cm 13.5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4" draw:id="id74" draw:layer="layout" svg:width="1.588cm" svg:height="1.588cm" draw:transform="skewX (-0.0183259571459405) translate (5.163cm 17.143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6" draw:id="id76" draw:layer="layout" svg:width="1.588cm" svg:height="1.588cm" draw:transform="skewX (-0.0183259571459405) translate (1.636cm 22.2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5" draw:id="id75" draw:layer="layout" svg:width="1.588cm" svg:height="1.588cm" draw:transform="skewX (-0.0183259571459405) translate (5.163cm 22.2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10.529cm" svg:x2="8.166cm" svg:y2="10.53cm" draw:start-shape="id62" draw:start-glue-point="10" draw:end-shape="id63" draw:end-glue-point="6" svg:d="M3240 10529l4926 1" svg:viewBox="0 0 4927 2">
          <text:p/>
        </draw:connector>
        <draw:connector draw:style-name="gr57" draw:text-style-name="P19" draw:layer="layout" draw:type="line" svg:x1="2.46cm" svg:y1="11.323cm" svg:x2="2.43cm" svg:y2="13.545cm" draw:start-shape="id62" draw:start-glue-point="8" draw:end-shape="id64" draw:end-glue-point="4" svg:d="M2460 11323l-30 2222" svg:viewBox="0 0 31 2223">
          <text:p/>
        </draw:connector>
        <draw:connector draw:style-name="gr57" draw:text-style-name="P19" draw:layer="layout" draw:type="line" svg:x1="3.24cm" svg:y1="10.529cm" svg:x2="5.4cm" svg:y2="13.777cm" draw:start-shape="id62" draw:start-glue-point="10" draw:end-shape="id65" draw:end-glue-point="5" svg:d="M3240 10529l2160 3248" svg:viewBox="0 0 2161 3249">
          <text:p/>
        </draw:connector>
        <draw:connector draw:style-name="gr57" draw:text-style-name="P19" draw:layer="layout" draw:type="line" svg:x1="3.24cm" svg:y1="10.529cm" svg:x2="8.388cm" svg:y2="13.777cm" draw:start-shape="id62" draw:start-glue-point="10" draw:end-shape="id66" draw:end-glue-point="5" svg:d="M3240 10529l5148 3248" svg:viewBox="0 0 5149 3249">
          <text:p/>
        </draw:connector>
        <draw:connector draw:style-name="gr57" draw:text-style-name="P19" draw:layer="layout" draw:type="line" svg:x1="9.755cm" svg:y1="10.53cm" svg:x2="11.464cm" svg:y2="10.529cm" draw:start-shape="id63" draw:start-glue-point="10" draw:end-shape="id67" draw:end-glue-point="6" svg:d="M9755 10530l1709-1" svg:viewBox="0 0 1710 2">
          <text:p/>
        </draw:connector>
        <draw:connector draw:style-name="gr57" draw:text-style-name="P19" draw:layer="layout" draw:type="line" svg:x1="13.053cm" svg:y1="10.529cm" svg:x2="15.621cm" svg:y2="10.529cm" draw:start-shape="id67" draw:start-glue-point="10" draw:end-shape="id68" draw:end-glue-point="6" svg:d="M13053 10529h2568" svg:viewBox="0 0 2569 1">
          <text:p/>
        </draw:connector>
        <draw:connector draw:style-name="gr58" draw:text-style-name="P19" draw:layer="layout" draw:type="line" svg:x1="16.43cm" svg:y1="11.323cm" svg:x2="16.4cm" svg:y2="13.491cm" draw:start-shape="id68" draw:start-glue-point="8" draw:end-shape="id69" draw:end-glue-point="4" svg:d="M16430 11323l-30 2168" svg:viewBox="0 0 31 2169">
          <text:p/>
        </draw:connector>
        <draw:connector draw:style-name="gr58" draw:text-style-name="P19" draw:layer="layout" draw:type="line" svg:x1="12.243cm" svg:y1="17.038cm" svg:x2="12.273cm" svg:y2="15.133cm" draw:start-shape="id70" draw:start-glue-point="4" draw:end-shape="id71" draw:end-glue-point="8" svg:d="M12243 17038l30-1905" svg:viewBox="0 0 31 1906">
          <text:p/>
        </draw:connector>
        <draw:connector draw:style-name="gr58" draw:text-style-name="P19" draw:layer="layout" draw:type="line" svg:x1="16.4cm" svg:y1="16.983cm" svg:x2="16.43cm" svg:y2="15.079cm" draw:start-shape="id72" draw:start-glue-point="4" draw:end-shape="id69" draw:end-glue-point="8" svg:d="M16400 16983l30-1904" svg:viewBox="0 0 31 1905">
          <text:p/>
        </draw:connector>
        <draw:connector draw:style-name="gr58" draw:text-style-name="P19" draw:layer="layout" draw:type="line" svg:x1="11.464cm" svg:y1="14.339cm" svg:x2="9.755cm" svg:y2="14.339cm" draw:start-shape="id71" draw:start-glue-point="6" draw:end-shape="id66" draw:end-glue-point="10" svg:d="M11464 14339h-1709" svg:viewBox="0 0 1710 1">
          <text:p/>
        </draw:connector>
        <draw:connector draw:style-name="gr58" draw:text-style-name="P19" draw:layer="layout" draw:type="line" svg:x1="8.166cm" svg:y1="14.339cm" svg:x2="6.767cm" svg:y2="14.339cm" draw:start-shape="id66" draw:start-glue-point="6" draw:end-shape="id65" draw:end-glue-point="10" svg:d="M8166 14339h-1399" svg:viewBox="0 0 1400 1">
          <text:p/>
        </draw:connector>
        <draw:connector draw:style-name="gr58" draw:text-style-name="P19" draw:layer="layout" draw:type="line" svg:x1="5.178cm" svg:y1="14.339cm" svg:x2="3.24cm" svg:y2="14.339cm" draw:start-shape="id65" draw:start-glue-point="6" draw:end-shape="id64" draw:end-glue-point="10" svg:d="M5178 14339h-1938" svg:viewBox="0 0 1939 1">
          <text:p/>
        </draw:connector>
        <draw:connector draw:style-name="gr58" draw:text-style-name="P19" draw:layer="layout" draw:type="line" svg:x1="3.24cm" svg:y1="17.937cm" svg:x2="5.178cm" svg:y2="17.937cm" draw:start-shape="id73" draw:start-glue-point="10" draw:end-shape="id74" draw:end-glue-point="6" svg:d="M3240 17937h1938" svg:viewBox="0 0 1939 1">
          <text:p/>
        </draw:connector>
        <draw:connector draw:style-name="gr58" draw:text-style-name="P19" draw:layer="layout" draw:type="line" svg:x1="5.178cm" svg:y1="23.03cm" svg:x2="3.24cm" svg:y2="23.03cm" draw:start-shape="id75" draw:start-glue-point="6" draw:end-shape="id76" draw:end-glue-point="10" svg:d="M5178 23030h-1938" svg:viewBox="0 0 1939 1">
          <text:p/>
        </draw:connector>
        <draw:connector draw:style-name="gr58" draw:text-style-name="P19" draw:layer="layout" draw:type="line" svg:x1="2.43cm" svg:y1="22.236cm" svg:x2="2.46cm" svg:y2="18.731cm" draw:start-shape="id76" draw:start-glue-point="4" draw:end-shape="id73" draw:end-glue-point="8" svg:d="M2430 22236l30-3505" svg:viewBox="0 0 31 3506">
          <text:p/>
        </draw:connector>
        <draw:connector draw:style-name="gr58" draw:text-style-name="P19" draw:layer="layout" draw:type="line" svg:x1="8.945cm" svg:y1="13.545cm" svg:x2="8.975cm" svg:y2="11.324cm" draw:start-shape="id66" draw:start-glue-point="4" draw:end-shape="id63" draw:end-glue-point="8" svg:d="M8945 13545l30-2221" svg:viewBox="0 0 31 2222">
          <text:p/>
        </draw:connector>
        <draw:connector draw:style-name="gr58" draw:text-style-name="P19" draw:layer="layout" draw:type="line" svg:x1="12.243cm" svg:y1="13.545cm" svg:x2="12.273cm" svg:y2="11.323cm" draw:start-shape="id71" draw:start-glue-point="4" draw:end-shape="id67" draw:end-glue-point="8" svg:d="M12243 13545l30-2222" svg:viewBox="0 0 31 2223">
          <text:p/>
        </draw:connector>
        <draw:custom-shape draw:style-name="gr92" draw:text-style-name="P17" xml:id="id77" draw:id="id77" draw:layer="layout" svg:width="1.588cm" svg:height="1.588cm" draw:transform="skewX (-0.0183259571459405) translate (1.545cm 5.723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xml:id="id78" draw:id="id78" draw:layer="layout" svg:width="1.588cm" svg:height="1.588cm" draw:transform="skewX (-0.0183259571459405) translate (4.88cm 3.692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xml:id="id79" draw:id="id79" draw:layer="layout" svg:width="1.588cm" svg:height="1.588cm" draw:transform="skewX (-0.0183259571459405) translate (4.82cm 6.758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xml:id="id80" draw:id="id80" draw:layer="layout" svg:width="1.588cm" svg:height="1.588cm" draw:transform="skewX (-0.0183259571459405) translate (8.977cm 4.23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06cm" svg:y1="5.955cm" svg:x2="4.895cm" svg:y2="4.486cm" draw:start-shape="id77" draw:start-glue-point="11" draw:end-shape="id78" draw:end-glue-point="6" svg:d="M2906 5955l1989-1469" svg:viewBox="0 0 1990 1470">
          <text:p/>
        </draw:connector>
        <draw:connector draw:style-name="gr58" draw:text-style-name="P19" draw:layer="layout" draw:type="line" svg:x1="6.181cm" svg:y1="6.99cm" svg:x2="8.992cm" svg:y2="5.029cm" draw:start-shape="id79" draw:start-glue-point="11" draw:end-shape="id80" draw:end-glue-point="6" svg:d="M6181 6990l2811-1961" svg:viewBox="0 0 2812 1962">
          <text:p/>
        </draw:connector>
        <draw:custom-shape draw:style-name="gr96" draw:text-style-name="P17" xml:id="id81" draw:id="id81" draw:layer="layout" svg:width="1.588cm" svg:height="1.588cm" draw:transform="skewX (-0.0183259571459405) translate (8.994cm 7.076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6.423cm" svg:y1="7.552cm" svg:x2="9.009cm" svg:y2="7.87cm" draw:start-shape="id79" draw:end-shape="id81" draw:end-glue-point="6" svg:d="M6423 7552l2586 318" svg:viewBox="0 0 2587 319">
          <text:p/>
        </draw:connector>
        <draw:connector draw:style-name="gr58" draw:text-style-name="P19" draw:layer="layout" draw:type="line" svg:x1="5.614cm" svg:y1="6.758cm" svg:x2="5.703cm" svg:y2="5.28cm" draw:start-shape="id79" draw:start-glue-point="4" draw:end-shape="id78" svg:d="M5614 6758l89-1478" svg:viewBox="0 0 90 1479">
          <text:p/>
        </draw:connector>
        <draw:custom-shape draw:style-name="gr97" draw:text-style-name="P17" xml:id="id82" draw:id="id82" draw:layer="layout" svg:width="1.588cm" svg:height="1.588cm" draw:transform="skewX (-0.0183259571459405) translate (12.53cm 4.227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10.581cm" svg:y1="5.029cm" svg:x2="12.545cm" svg:y2="5.021cm" draw:start-shape="id80" draw:start-glue-point="10" draw:end-shape="id82" draw:end-glue-point="6" svg:d="M10581 5029l1964-8" svg:viewBox="0 0 1965 9">
          <text:p/>
        </draw:connector>
        <draw:connector draw:style-name="gr58" draw:text-style-name="P19" draw:layer="layout" draw:type="line" svg:x1="9.788cm" svg:y1="7.076cm" svg:x2="9.801cm" svg:y2="5.823cm" draw:start-shape="id81" draw:start-glue-point="4" draw:end-shape="id80" draw:end-glue-point="8" svg:d="M9788 7076l13-1253" svg:viewBox="0 0 14 1254">
          <text:p/>
        </draw:connector>
        <draw:custom-shape draw:style-name="gr98" draw:text-style-name="P26" draw:layer="layout" svg:width="6.033cm" svg:height="6.032cm" svg:x="14.334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2" draw:layer="layout" svg:width="6.367cm" svg:height="5.715cm" svg:x="7.667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26cm" svg:y1="7.079cm" svg:x2="4.835cm" svg:y2="7.552cm" draw:start-shape="id77" draw:start-glue-point="9" draw:end-shape="id79" svg:d="M2926 7079l1909 473" svg:viewBox="0 0 1910 474">
          <text:p/>
        </draw:connector>
        <draw:custom-shape draw:style-name="gr100" draw:text-style-name="P17" xml:id="id83" draw:id="id83" draw:layer="layout" svg:width="1.588cm" svg:height="1.588cm" draw:transform="skewX (-0.0183259571459405) translate (10.525cm 1.6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9.771cm" svg:y1="4.235cm" svg:x2="10.782cm" svg:y2="2.99cm" draw:start-shape="id80" draw:start-glue-point="4" draw:end-shape="id83" draw:end-glue-point="7" svg:d="M9771 4235l1011-1245" svg:viewBox="0 0 1012 1246">
          <text:p/>
        </draw:connector>
      </draw:page>
      <draw:page draw:name="page8" draw:style-name="dp1" draw:master-page-name="Default">
        <draw:frame draw:style-name="gr101" draw:text-style-name="P4" draw:layer="layout" svg:width="8.884cm" svg:height="0.962cm" svg:x="1.077cm" svg:y="1cm">
          <draw:text-box>
            <text:p>Topological Sorting (Top Sort)</text:p>
          </draw:text-box>
        </draw:frame>
        <draw:frame draw:style-name="gr102" draw:text-style-name="P28" draw:layer="layout" svg:width="18.769cm" svg:height="5.939cm" svg:x="1.181cm" svg:y="1.963cm">
          <draw:text-box>
            <text:p><text:span text:style-name="T6">Top</text:span><text:span text:style-name="T6">olo</text:span><text:span text:style-name="T6">gic</text:span><text:span text:style-name="T6">al </text:span><text:span text:style-name="T6">Sor</text:span><text:span text:style-name="T6">ting </text:span><text:span text:style-name="T6">is a </text:span><text:span text:style-name="T6">line</text:span><text:span text:style-name="T6">ar </text:span><text:span text:style-name="T6">ord</text:span><text:span text:style-name="T6">erin</text:span><text:span text:style-name="T6">g of </text:span><text:span text:style-name="T6">the </text:span><text:span text:style-name="T6">vert</text:span><text:span text:style-name="T6">ice</text:span><text:span text:style-name="T6">s of </text:span><text:span text:style-name="T6">a </text:span><text:span text:style-name="T6">Dir</text:span><text:span text:style-name="T6">ect</text:span><text:span text:style-name="T6">ed </text:span><text:span text:style-name="T6">Acy</text:span><text:span text:style-name="T6">clic </text:span><text:span text:style-name="T6">Gra</text:span><text:span text:style-name="T6">ph </text:span><text:span text:style-name="T6">(D</text:span><text:span text:style-name="T6">AG</text:span><text:span text:style-name="T6">) </text:span></text:p>
            <text:p><text:span text:style-name="T6">suc</text:span><text:span text:style-name="T6">h </text:span><text:span text:style-name="T6">that </text:span><text:span text:style-name="T6">for </text:span><text:span text:style-name="T6">eve</text:span><text:span text:style-name="T6">ry </text:span><text:span text:style-name="T6">dire</text:span><text:span text:style-name="T6">cte</text:span><text:span text:style-name="T6">d </text:span><text:span text:style-name="T6">edg</text:span><text:span text:style-name="T6">e </text:span><text:span text:style-name="T6">(u, </text:span><text:span text:style-name="T6">v) </text:span><text:span text:style-name="T6">fro</text:span><text:span text:style-name="T6">m </text:span><text:span text:style-name="T6">vert</text:span><text:span text:style-name="T6">ex </text:span><text:span text:style-name="T6">u to </text:span><text:span text:style-name="T6">vert</text:span><text:span text:style-name="T6">ex </text:span><text:span text:style-name="T6">v, u </text:span><text:span text:style-name="T6">co</text:span><text:span text:style-name="T6">me</text:span><text:span text:style-name="T6">s </text:span><text:span text:style-name="T6">bef</text:span><text:span text:style-name="T6">ore </text:span><text:span text:style-name="T6">v in </text:span><text:span text:style-name="T6">the </text:span></text:p>
            <text:p><text:span text:style-name="T6">Ord</text:span><text:span text:style-name="T6">erin</text:span><text:span text:style-name="T6">g.</text:span></text:p>
            <text:p><text:span text:style-name="T7">Att</text:span><text:span text:style-name="T7">ent</text:span><text:span text:style-name="T7">ion</text:span><text:span text:style-name="T7">:</text:span></text:p>
            <text:p><text:span text:style-name="T8">-</text:span><text:span text:style-name="T7"> </text:span><text:span text:style-name="T6">Th</text:span><text:span text:style-name="T6">e </text:span><text:span text:style-name="T6">res</text:span><text:span text:style-name="T6">ulti</text:span><text:span text:style-name="T6">ng </text:span><text:span text:style-name="T6">sort</text:span><text:span text:style-name="T6">ed </text:span><text:span text:style-name="T6">list </text:span><text:span text:style-name="T6">is </text:span><text:span text:style-name="T6">not </text:span><text:span text:style-name="T6">uni</text:span><text:span text:style-name="T6">que</text:span></text:p>
            <text:p><text:span text:style-name="T6">- If </text:span><text:span text:style-name="T6">the</text:span><text:span text:style-name="T6">re </text:span><text:span text:style-name="T6">is a </text:span><text:span text:style-name="T6">cyc</text:span><text:span text:style-name="T6">le, </text:span><text:span text:style-name="T6">Top </text:span><text:span text:style-name="T6">Sor</text:span><text:span text:style-name="T6">t </text:span><text:span text:style-name="T6">can </text:span><text:span text:style-name="T7">NO</text:span><text:span text:style-name="T7">T</text:span><text:span text:style-name="T6"> </text:span><text:span text:style-name="T6">be </text:span><text:span text:style-name="T6">exe</text:span><text:span text:style-name="T6">cut</text:span><text:span text:style-name="T6">ed</text:span></text:p>
            <text:p><text:span text:style-name="T7">Ap</text:span><text:span text:style-name="T7">pli</text:span><text:span text:style-name="T7">cat</text:span><text:span text:style-name="T7">ion</text:span><text:span text:style-name="T7">s:</text:span></text:p>
            <text:p><text:span text:style-name="T7">- </text:span><text:span text:style-name="T7">Op</text:span><text:span text:style-name="T7">era</text:span><text:span text:style-name="T7">tio</text:span><text:span text:style-name="T7">n </text:span><text:span text:style-name="T7">Sy</text:span><text:span text:style-name="T7">ste</text:span><text:span text:style-name="T7">m </text:span><text:span text:style-name="T7">De</text:span><text:span text:style-name="T7">adl</text:span><text:span text:style-name="T7">oc</text:span><text:span text:style-name="T7">k </text:span><text:span text:style-name="T7">Det</text:span><text:span text:style-name="T7">ect</text:span><text:span text:style-name="T7">ion</text:span><text:span text:style-name="T7">: </text:span><text:span text:style-name="T8">pro</text:span><text:span text:style-name="T8">ces</text:span><text:span text:style-name="T8">s </text:span><text:span text:style-name="T8">wai</text:span><text:span text:style-name="T8">ting </text:span><text:span text:style-name="T8">for </text:span><text:span text:style-name="T8">res</text:span><text:span text:style-name="T8">our</text:span><text:span text:style-name="T8">ces</text:span></text:p>
            <text:p><text:span text:style-name="T7">- </text:span><text:span text:style-name="T7">De</text:span><text:span text:style-name="T7">pe</text:span><text:span text:style-name="T7">nd</text:span><text:span text:style-name="T7">en</text:span><text:span text:style-name="T7">cy </text:span><text:span text:style-name="T7">Re</text:span><text:span text:style-name="T7">sol</text:span><text:span text:style-name="T7">uti</text:span><text:span text:style-name="T7">on: </text:span><text:span text:style-name="T8">libr</text:span><text:span text:style-name="T8">arie</text:span><text:span text:style-name="T8">s </text:span><text:span text:style-name="T8">dep</text:span><text:span text:style-name="T8">end</text:span><text:span text:style-name="T8">enc</text:span><text:span text:style-name="T8">y </text:span><text:span text:style-name="T8">for </text:span><text:span text:style-name="T8">co</text:span><text:span text:style-name="T8">mpi</text:span><text:span text:style-name="T8">ling </text:span><text:span text:style-name="T8">ord</text:span><text:span text:style-name="T8">er</text:span></text:p>
            <text:p><text:span text:style-name="T7">- </text:span><text:span text:style-name="T7">Sc</text:span><text:span text:style-name="T7">he</text:span><text:span text:style-name="T7">dul</text:span><text:span text:style-name="T7">ing</text:span><text:span text:style-name="T7">: </text:span><text:span text:style-name="T8">list </text:span><text:span text:style-name="T8">of </text:span><text:span text:style-name="T8">dis</text:span><text:span text:style-name="T8">cipl</text:span><text:span text:style-name="T8">ine</text:span><text:span text:style-name="T8">s </text:span><text:span text:style-name="T8">bas</text:span><text:span text:style-name="T8">ed </text:span><text:span text:style-name="T8">or </text:span><text:span text:style-name="T8">pre</text:span><text:span text:style-name="T8">req</text:span><text:span text:style-name="T8">uisi</text:span><text:span text:style-name="T8">tes</text:span></text:p>
            <text:p><text:span text:style-name="T7">- </text:span><text:span text:style-name="T7">Pro</text:span><text:span text:style-name="T7">jec</text:span><text:span text:style-name="T7">t </text:span><text:span text:style-name="T7">Ma</text:span><text:span text:style-name="T7">na</text:span><text:span text:style-name="T7">ge</text:span><text:span text:style-name="T7">me</text:span><text:span text:style-name="T7">nt:</text:span><text:span text:style-name="T8"> </text:span><text:span text:style-name="T8">Sc</text:span><text:span text:style-name="T8">hed</text:span><text:span text:style-name="T8">ule </text:span><text:span text:style-name="T8">tas</text:span><text:span text:style-name="T8">ks </text:span><text:span text:style-name="T8">bas</text:span><text:span text:style-name="T8">ed </text:span><text:span text:style-name="T8">on </text:span><text:span text:style-name="T8">dep</text:span><text:span text:style-name="T8">end</text:span><text:span text:style-name="T8">enc</text:span><text:span text:style-name="T8">ies</text:span></text:p>
            <text:p><text:span text:style-name="T6"/></text:p>
          </draw:text-box>
        </draw:frame>
        <draw:custom-shape draw:style-name="gr103" draw:text-style-name="P30" xml:id="id84" draw:id="id84" draw:layer="layout" svg:width="2.937cm" svg:height="1.587cm" svg:x="1.238cm" svg:y="12.59cm">
          <text:p text:style-name="P29"><text:span text:style-name="T9">Algorithm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xml:id="id86" draw:id="id86" draw:layer="layout" svg:width="2.858cm" svg:height="1.587cm" svg:x="1.317cm" svg:y="9.415cm">
          <text:p text:style-name="P31"><text:span text:style-name="T9">HTML/CSS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5" draw:id="id85" draw:layer="layout" svg:width="3.175cm" svg:height="1.587cm" svg:x="5.445cm" svg:y="12.59cm">
          <text:p text:style-name="P29"><text:span text:style-name="T9">Programming Languag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9" draw:id="id89" draw:layer="layout" svg:width="2.858cm" svg:height="1.587cm" svg:x="10.525cm" svg:y="16.082cm">
          <text:p text:style-name="P29"><text:span text:style-name="T9">Data Structur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0" draw:id="id90" draw:layer="layout" svg:width="2.858cm" svg:height="1.587cm" svg:x="10.524cm" svg:y="12.59cm">
          <text:p text:style-name="P29"><text:span text:style-name="T9">Database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xml:id="id88" draw:id="id88" draw:layer="layout" svg:width="3.175cm" svg:height="2.222cm" svg:x="5.445cm" svg:y="15.765cm">
          <text:p text:style-name="P31"><text:span text:style-name="T9">Object Oriented Programming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7" draw:id="id87" draw:layer="layout" svg:width="2.857cm" svg:height="1.587cm" svg:x="5.571cm" svg:y="9.415cm">
          <text:p text:style-name="P29"><text:span text:style-name="T9">Frontend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1" draw:id="id91" draw:layer="layout" svg:width="2.54cm" svg:height="1.587cm" svg:x="14.97cm" svg:y="12.59cm">
          <text:p text:style-name="P29"><text:span text:style-name="T9">Backend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4.175cm" svg:y1="13.383cm" svg:x2="5.445cm" svg:y2="13.383cm" draw:start-shape="id84" draw:end-shape="id85" svg:d="M4175 13383h1270" svg:viewBox="0 0 1271 1">
          <text:p/>
        </draw:connector>
        <draw:connector draw:style-name="gr106" draw:text-style-name="P3" draw:layer="layout" draw:type="line" svg:x1="4.175cm" svg:y1="10.208cm" svg:x2="5.571cm" svg:y2="10.208cm" draw:start-shape="id86" draw:end-shape="id87" draw:end-glue-point="3" svg:d="M4175 10208h1396" svg:viewBox="0 0 1397 1">
          <text:p/>
        </draw:connector>
        <draw:connector draw:style-name="gr106" draw:text-style-name="P3" draw:layer="layout" draw:type="line" svg:x1="7.032cm" svg:y1="14.177cm" svg:x2="7.032cm" svg:y2="15.765cm" draw:start-shape="id85" draw:start-glue-point="2" draw:end-shape="id88" draw:end-glue-point="0" svg:d="M7032 14177v1588" svg:viewBox="0 0 1 1589">
          <text:p/>
        </draw:connector>
        <draw:connector draw:style-name="gr106" draw:text-style-name="P3" draw:layer="layout" draw:type="line" svg:x1="8.62cm" svg:y1="16.876cm" svg:x2="10.525cm" svg:y2="16.875cm" draw:start-shape="id88" draw:start-glue-point="1" draw:end-shape="id89" draw:end-glue-point="3" svg:d="M8620 16876l1905-1" svg:viewBox="0 0 1906 2">
          <text:p/>
        </draw:connector>
        <draw:connector draw:style-name="gr106" draw:text-style-name="P3" draw:layer="layout" draw:type="line" svg:x1="11.954cm" svg:y1="16.082cm" svg:x2="11.953cm" svg:y2="14.177cm" draw:start-shape="id89" draw:start-glue-point="0" draw:end-shape="id90" draw:end-glue-point="2" svg:d="M11954 16082l-1-1905" svg:viewBox="0 0 2 1906">
          <text:p/>
        </draw:connector>
        <draw:connector draw:style-name="gr106" draw:text-style-name="P3" draw:layer="layout" draw:type="line" svg:x1="13.382cm" svg:y1="13.383cm" svg:x2="14.97cm" svg:y2="13.383cm" draw:start-shape="id90" draw:start-glue-point="1" draw:end-shape="id91" draw:end-glue-point="3" svg:d="M13382 13383h1588" svg:viewBox="0 0 1589 1">
          <text:p/>
        </draw:connector>
        <draw:custom-shape draw:style-name="gr103" draw:text-style-name="P30" xml:id="id92" draw:id="id92" draw:layer="layout" svg:width="2.54cm" svg:height="1.587cm" svg:x="14.97cm" svg:y="9.415cm">
          <text:p text:style-name="P29"><text:span text:style-name="T9">Fullstack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8.428cm" svg:y1="10.208cm" svg:x2="14.97cm" svg:y2="10.208cm" draw:start-shape="id87" draw:start-glue-point="1" draw:end-shape="id92" draw:end-glue-point="3" svg:d="M8428 10208h6542" svg:viewBox="0 0 6543 1">
          <text:p/>
        </draw:connector>
        <draw:connector draw:style-name="gr106" draw:text-style-name="P3" draw:layer="layout" draw:type="line" svg:x1="16.24cm" svg:y1="12.59cm" svg:x2="16.24cm" svg:y2="11.002cm" draw:start-shape="id91" draw:start-glue-point="0" draw:end-shape="id92" draw:end-glue-point="2" svg:d="M16240 12590v-1588" svg:viewBox="0 0 1 1589">
          <text:p/>
        </draw:connector>
        <draw:custom-shape draw:style-name="gr103" draw:text-style-name="P30" xml:id="id93" draw:id="id93" draw:layer="layout" svg:width="2.54cm" svg:height="1.587cm" svg:x="14.97cm" svg:y="16.082cm">
          <text:p text:style-name="P29"><text:span text:style-name="T9">Data Science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13.382cm" svg:y1="13.383cm" svg:x2="14.97cm" svg:y2="16.875cm" draw:start-shape="id90" draw:start-glue-point="1" draw:end-shape="id93" draw:end-glue-point="3" svg:d="M13382 13383l1588 3492" svg:viewBox="0 0 1589 3493">
          <text:p/>
        </draw:connector>
        <draw:connector draw:style-name="gr106" draw:text-style-name="P3" draw:layer="layout" draw:type="line" svg:x1="7.032cm" svg:y1="12.59cm" svg:x2="6.999cm" svg:y2="11.002cm" draw:start-shape="id85" draw:end-shape="id87" draw:end-glue-point="2" svg:d="M7032 12590l-33-1588" svg:viewBox="0 0 34 1589">
          <text:p/>
        </draw:connector>
        <draw:custom-shape draw:style-name="gr107" draw:text-style-name="P32" draw:layer="layout" svg:width="2.54cm" svg:height="1.587cm" svg:x="1.317cm" svg:y="17.51cm">
          <text:p text:style-name="P31"><text:span text:style-name="T9">vis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4" draw:layer="layout" svg:width="11.289cm" svg:height="1.75cm" svg:x="8.883cm" svg:y="18.339cm">
          <draw:text-box>
            <text:p><text:span text:style-name="T10">To</text:span><text:span text:style-name="T10">p</text:span><text:span text:style-name="T10">S</text:span><text:span text:style-name="T10">or</text:span><text:span text:style-name="T10">t:</text:span><text:span text:style-name="T11"> </text:span></text:p>
            <text:p><text:span text:style-name="T11">Algo</text:span><text:span text:style-name="T11">rith</text:span><text:span text:style-name="T11">m, </text:span><text:span text:style-name="T11">Pro</text:span><text:span text:style-name="T11">gra</text:span><text:span text:style-name="T11">mmi</text:span><text:span text:style-name="T11">ng </text:span><text:span text:style-name="T11">Lan</text:span><text:span text:style-name="T11">gua</text:span><text:span text:style-name="T11">ge, </text:span><text:span text:style-name="T11">OO</text:span><text:span text:style-name="T11">P, </text:span><text:span text:style-name="T11">Dat</text:span><text:span text:style-name="T11">a </text:span><text:span text:style-name="T11">Stru</text:span><text:span text:style-name="T11">ctur</text:span><text:span text:style-name="T11">e, </text:span><text:span text:style-name="T11">Dat</text:span><text:span text:style-name="T11">aba</text:span><text:span text:style-name="T11">se, </text:span></text:p>
            <text:p><text:span text:style-name="T11">Dat</text:span><text:span text:style-name="T11">a </text:span><text:span text:style-name="T11">Scie</text:span><text:span text:style-name="T11">nce,</text:span><text:span text:style-name="T11">Bac</text:span><text:span text:style-name="T11">ken</text:span><text:span text:style-name="T11">d, </text:span><text:span text:style-name="T11">HT</text:span><text:span text:style-name="T11">ML/</text:span><text:span text:style-name="T11">CS</text:span><text:span text:style-name="T11">S, </text:span><text:span text:style-name="T11">Fro</text:span><text:span text:style-name="T11">nten</text:span><text:span text:style-name="T11">d, </text:span><text:span text:style-name="T11">Full</text:span><text:span text:style-name="T11">stac</text:span><text:span text:style-name="T11">k</text:span></text:p>
          </draw:text-box>
        </draw:frame>
        <draw:frame draw:style-name="gr109" draw:text-style-name="P33" draw:layer="layout" svg:width="13.786cm" svg:height="0.645cm" svg:x="6.715cm" svg:y="0.355cm">
          <draw:text-box>
            <text:p><text:span text:style-name="T12">Top</text:span><text:span text:style-name="T12">olog</text:span><text:span text:style-name="T12">ical: </text:span><text:span text:style-name="T12">relat</text:span><text:span text:style-name="T12">ing </text:span><text:span text:style-name="T12">to </text:span><text:span text:style-name="T12">the </text:span><text:span text:style-name="T12">way </text:span><text:span text:style-name="T12">in </text:span><text:span text:style-name="T12">whic</text:span><text:span text:style-name="T12">h co</text:span><text:span text:style-name="T12">nstit</text:span><text:span text:style-name="T12">uent</text:span><text:span text:style-name="T12"> part</text:span><text:span text:style-name="T12">s </text:span><text:span text:style-name="T12">are i</text:span><text:span text:style-name="T12">nter</text:span><text:span text:style-name="T12">relat</text:span><text:span text:style-name="T12">ed o</text:span><text:span text:style-name="T12">r </text:span><text:span text:style-name="T12">arra</text:span><text:span text:style-name="T12">nge</text:span><text:span text:style-name="T12">d</text:span></text:p>
          </draw:text-box>
        </draw:frame>
        <draw:custom-shape draw:style-name="gr110" draw:text-style-name="P1" draw:layer="layout" svg:width="0.635cm" svg:height="0.953cm" svg:x="2.387cm" svg:y="11.5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custom-shape draw:style-name="gr111" draw:text-style-name="P35" xml:id="id94" draw:id="id94" draw:layer="layout" svg:width="1.372cm" svg:height="1.372cm" svg:x="1.317cm" svg:y="8.061cm">
          <text:p text:style-name="P3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35" xml:id="id95" draw:id="id95" draw:layer="layout" svg:width="1.372cm" svg:height="1.372cm" svg:x="4.492cm" svg:y="5.567cm">
          <text:p text:style-name="P34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7" xml:id="id96" draw:id="id96" draw:layer="layout" svg:width="1.372cm" svg:height="1.372cm" svg:x="4.492cm" svg:y="10.33cm">
          <text:p text:style-name="P36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35" xml:id="id97" draw:id="id97" draw:layer="layout" svg:width="1.372cm" svg:height="1.372cm" svg:x="7.667cm" svg:y="8.107cm">
          <text:p text:style-name="P34"><text:span text:style-name="T13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35" xml:id="id99" draw:id="id99" draw:layer="layout" svg:width="1.372cm" svg:height="1.372cm" svg:x="11.477cm" svg:y="8.107cm">
          <text:p text:style-name="P34"><text:span text:style-name="T1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3" draw:layer="layout" draw:type="line" svg:x1="2.689cm" svg:y1="8.747cm" svg:x2="4.693cm" svg:y2="6.738cm" draw:start-shape="id94" draw:start-glue-point="10" draw:end-shape="id95" draw:end-glue-point="7" svg:d="M2689 8747l2004-2009" svg:viewBox="0 0 2005 2010">
          <text:p/>
        </draw:connector>
        <draw:connector draw:style-name="gr113" draw:text-style-name="P38" draw:layer="layout" draw:type="line" svg:x1="2.689cm" svg:y1="8.747cm" svg:x2="4.693cm" svg:y2="10.531cm" draw:start-shape="id94" draw:start-glue-point="10" draw:end-shape="id96" draw:end-glue-point="5" svg:d="M2689 8747l2004 1784" svg:viewBox="0 0 2005 1785">
          <text:p/>
        </draw:connector>
        <draw:connector draw:style-name="gr113" draw:text-style-name="P3" draw:layer="layout" draw:type="line" svg:x1="5.864cm" svg:y1="11.016cm" svg:x2="7.868cm" svg:y2="9.278cm" draw:start-shape="id96" draw:start-glue-point="10" draw:end-shape="id97" draw:end-glue-point="7" svg:d="M5864 11016l2004-1738" svg:viewBox="0 0 2005 1739">
          <text:p/>
        </draw:connector>
        <draw:connector draw:style-name="gr113" draw:text-style-name="P3" draw:layer="layout" draw:type="line" svg:x1="5.663cm" svg:y1="6.738cm" svg:x2="7.868cm" svg:y2="8.308cm" draw:start-shape="id95" draw:start-glue-point="9" draw:end-shape="id97" draw:end-glue-point="5" svg:d="M5663 6738l2205 1570" svg:viewBox="0 0 2206 1571">
          <text:p/>
        </draw:connector>
        <draw:connector draw:style-name="gr113" draw:text-style-name="P3" draw:layer="layout" draw:type="line" svg:x1="2.689cm" svg:y1="8.747cm" svg:x2="7.667cm" svg:y2="8.793cm" draw:start-shape="id94" draw:start-glue-point="10" draw:end-shape="id97" draw:end-glue-point="6" svg:d="M2689 8747l4978 46" svg:viewBox="0 0 4979 47">
          <text:p/>
        </draw:connector>
        <draw:custom-shape draw:style-name="gr111" draw:text-style-name="P35" xml:id="id98" draw:id="id98" draw:layer="layout" svg:width="1.372cm" svg:height="1.372cm" svg:x="8.937cm" svg:y="4.932cm">
          <text:p text:style-name="P34"><text:span text:style-name="T1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3" draw:layer="layout" draw:type="line" svg:x1="5.864cm" svg:y1="6.253cm" svg:x2="8.937cm" svg:y2="5.618cm" draw:start-shape="id95" draw:start-glue-point="10" draw:end-shape="id98" draw:end-glue-point="6" svg:d="M5864 6253l3073-635" svg:viewBox="0 0 3074 636">
          <text:p/>
        </draw:connector>
        <draw:connector draw:style-name="gr113" draw:text-style-name="P3" draw:layer="layout" draw:type="line" svg:x1="9.039cm" svg:y1="8.793cm" svg:x2="11.477cm" svg:y2="8.793cm" draw:start-shape="id97" draw:start-glue-point="10" draw:end-shape="id99" draw:end-glue-point="6" svg:d="M9039 8793h2438" svg:viewBox="0 0 2439 1">
          <text:p/>
        </draw:connector>
        <draw:connector draw:style-name="gr114" draw:text-style-name="P3" draw:layer="layout" draw:type="line" svg:x1="10.108cm" svg:y1="6.103cm" svg:x2="11.678cm" svg:y2="8.308cm" draw:start-shape="id98" draw:start-glue-point="9" draw:end-shape="id99" draw:end-glue-point="5" svg:d="M10108 6103l1570 2205" svg:viewBox="0 0 1571 2206">
          <text:p/>
        </draw:connector>
        <draw:frame draw:style-name="gr115" draw:text-style-name="P39" draw:layer="layout" svg:width="1.145cm" svg:height="0.839cm" svg:x="2.597cm" svg:y="9.429cm">
          <draw:text-box>
            <text:p><text:span text:style-name="T13">10</text:span></text:p>
          </draw:text-box>
        </draw:frame>
        <draw:frame draw:style-name="gr116" draw:text-style-name="P39" draw:layer="layout" svg:width="0.849cm" svg:height="0.839cm" svg:x="3.12cm" svg:y="7.062cm">
          <draw:text-box>
            <text:p><text:span text:style-name="T13">8</text:span></text:p>
          </draw:text-box>
        </draw:frame>
        <draw:frame draw:style-name="gr115" draw:text-style-name="P39" draw:layer="layout" svg:width="1.145cm" svg:height="0.839cm" svg:x="4.617cm" svg:y="8.003cm">
          <draw:text-box>
            <text:p><text:span text:style-name="T13">15</text:span></text:p>
          </draw:text-box>
        </draw:frame>
        <draw:frame draw:style-name="gr116" draw:text-style-name="P39" draw:layer="layout" svg:width="0.849cm" svg:height="0.839cm" svg:x="6.397cm" svg:y="6.72cm">
          <draw:text-box>
            <text:p><text:span text:style-name="T13">5</text:span></text:p>
          </draw:text-box>
        </draw:frame>
        <draw:frame draw:style-name="gr116" draw:text-style-name="P39" draw:layer="layout" svg:width="0.849cm" svg:height="0.839cm" svg:x="6.397cm" svg:y="10.207cm">
          <draw:text-box>
            <text:p><text:span text:style-name="T13">7</text:span></text:p>
          </draw:text-box>
        </draw:frame>
        <draw:frame draw:style-name="gr116" draw:text-style-name="P39" draw:layer="layout" svg:width="0.849cm" svg:height="0.839cm" svg:x="9.558cm" svg:y="8.003cm">
          <draw:text-box>
            <text:p><text:span text:style-name="T13">4</text:span></text:p>
          </draw:text-box>
        </draw:frame>
        <draw:frame draw:style-name="gr117" draw:text-style-name="P39" draw:layer="layout" svg:width="1.145cm" svg:height="0.839cm" svg:x="6.715cm" svg:y="5.246cm">
          <draw:text-box>
            <text:p><text:span text:style-name="T13">10</text:span></text:p>
          </draw:text-box>
        </draw:frame>
        <draw:frame draw:style-name="gr116" draw:text-style-name="P39" draw:layer="layout" svg:width="0.849cm" svg:height="0.839cm" svg:x="10.528cm" svg:y="6.402cm">
          <draw:text-box>
            <text:p><text:span text:style-name="T13">2</text:span></text:p>
          </draw:text-box>
        </draw:frame>
        <draw:connector draw:style-name="gr113" draw:text-style-name="P3" draw:layer="layout" draw:type="line" svg:x1="8.353cm" svg:y1="8.107cm" svg:x2="9.138cm" svg:y2="6.103cm" draw:start-shape="id97" draw:start-glue-point="4" draw:end-shape="id98" draw:end-glue-point="7" svg:d="M8353 8107l785-2004" svg:viewBox="0 0 786 2005">
          <text:p/>
        </draw:connector>
        <draw:frame draw:style-name="gr116" draw:text-style-name="P39" draw:layer="layout" svg:width="0.849cm" svg:height="0.839cm" svg:x="7.985cm" svg:y="6.72cm">
          <draw:text-box>
            <text:p><text:span text:style-name="T13">1</text:span></text:p>
          </draw:text-box>
        </draw:frame>
        <draw:custom-shape draw:style-name="gr118" draw:text-style-name="P41" draw:layer="layout" svg:width="2.2cm" svg:height="0.635cm" svg:x="9.277cm" svg:y="12.883cm">
          <text:p text:style-name="P40"><text:span text:style-name="T6">Weight</text:span></text:p>
          <draw:enhanced-geometry svg:viewBox="0 0 21600 21600" draw:type="rectangle" draw:enhanced-path="M 0 0 L 21600 0 21600 21600 0 21600 0 0 Z N"/>
        </draw:custom-shape>
        <draw:custom-shape draw:style-name="gr119" draw:text-style-name="P41" draw:layer="layout" svg:width="1.718cm" svg:height="0.635cm" svg:x="7.537cm" svg:y="12.905cm">
          <text:p text:style-name="P40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120" draw:text-style-name="P42" draw:layer="layout" svg:width="2.235cm" svg:height="0.635cm" svg:x="9.242cm" svg:y="13.54cm">
          <text:p text:style-name="P36"><text:span text:style-name="T14">0</text:span></text:p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718cm" svg:height="0.635cm" svg:x="7.537cm" svg:y="13.54cm">
          <text:p text:style-name="P34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22" draw:text-style-name="P45" draw:layer="layout" svg:width="2.235cm" svg:height="0.635cm" svg:x="9.242cm" svg:y="14.175cm">
          <text:p text:style-name="P44"><text:span text:style-name="T1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2" draw:layer="layout" svg:width="1.718cm" svg:height="0.635cm" svg:x="7.537cm" svg:y="14.175cm">
          <text:p text:style-name="P36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24" draw:text-style-name="P42" draw:layer="layout" svg:width="2.235cm" svg:height="0.635cm" svg:x="9.242cm" svg:y="14.81cm">
          <text:p text:style-name="P3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125" draw:text-style-name="P42" draw:layer="layout" svg:width="1.718cm" svg:height="0.635cm" svg:x="7.537cm" svg:y="14.81cm">
          <text:p text:style-name="P36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26" draw:text-style-name="P42" draw:layer="layout" svg:width="2.235cm" svg:height="0.635cm" svg:x="9.242cm" svg:y="15.445cm">
          <text:p text:style-name="P3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127" draw:text-style-name="P42" draw:layer="layout" svg:width="1.718cm" svg:height="0.635cm" svg:x="7.537cm" svg:y="15.445cm">
          <text:p text:style-name="P36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2.235cm" svg:height="0.635cm" svg:x="9.242cm" svg:y="16.08cm">
          <text:p text:style-name="P36"><text:span text:style-name="T14">14</text:span></text:p>
          <draw:enhanced-geometry svg:viewBox="0 0 21600 21600" draw:type="rectangle" draw:enhanced-path="M 0 0 L 21600 0 21600 21600 0 21600 0 0 Z N"/>
        </draw:custom-shape>
        <draw:custom-shape draw:style-name="gr129" draw:text-style-name="P42" draw:layer="layout" svg:width="1.718cm" svg:height="0.635cm" svg:x="7.537cm" svg:y="16.08cm">
          <text:p text:style-name="P36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30" draw:text-style-name="P42" draw:layer="layout" svg:width="2.235cm" svg:height="0.635cm" svg:x="9.242cm" svg:y="16.715cm">
          <text:p text:style-name="P36"><text:span text:style-name="T14">16</text:span></text:p>
          <draw:enhanced-geometry svg:viewBox="0 0 21600 21600" draw:type="rectangle" draw:enhanced-path="M 0 0 L 21600 0 21600 21600 0 21600 0 0 Z N"/>
        </draw:custom-shape>
        <draw:custom-shape draw:style-name="gr131" draw:text-style-name="P42" draw:layer="layout" svg:width="1.718cm" svg:height="0.635cm" svg:x="7.537cm" svg:y="16.715cm">
          <text:p text:style-name="P36"><text:span text:style-name="T14">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797cm" svg:height="1.673cm" svg:x="1.585cm" svg:y="20.955cm">
          <draw:text-box>
            <text:p>ToVisit: [8,C][10,B][15,D]</text:p>
          </draw:text-box>
        </draw:frame>
        <draw:custom-shape draw:style-name="gr132" draw:text-style-name="P41" draw:layer="layout" svg:width="4.128cm" svg:height="0.635cm" svg:x="1.317cm" svg:y="12.77cm">
          <text:p text:style-name="P40"><text:span text:style-name="T6">candidate weight</text:span></text:p>
          <draw:enhanced-geometry svg:viewBox="0 0 21600 21600" draw:type="rectangle" draw:enhanced-path="M 0 0 L 21600 0 21600 21600 0 21600 0 0 Z N"/>
        </draw:custom-shape>
        <draw:custom-shape draw:style-name="gr133" draw:text-style-name="P42" draw:layer="layout" svg:width="2.223cm" svg:height="0.635cm" svg:x="5.127cm" svg:y="12.759cm">
          <text:p text:style-name="P36">17 </text:p>
          <draw:enhanced-geometry svg:viewBox="0 0 21600 21600" draw:type="rectangle" draw:enhanced-path="M 0 0 L 21600 0 21600 21600 0 21600 0 0 Z N"/>
        </draw:custom-shape>
        <draw:custom-shape draw:style-name="gr134" draw:text-style-name="P41" draw:layer="layout" svg:width="3.81cm" svg:height="0.635cm" svg:x="1.317cm" svg:y="13.405cm">
          <text:p text:style-name="P40"><text:span text:style-name="T6">weight from tab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42" draw:layer="layout" svg:width="2.223cm" svg:height="0.635cm" svg:x="5.127cm" svg:y="13.394cm">
          <text:p text:style-name="P36">14</text:p>
          <draw:enhanced-geometry svg:viewBox="0 0 21600 21600" draw:type="rectangle" draw:enhanced-path="M 0 0 L 21600 0 21600 21600 0 21600 0 0 Z N"/>
        </draw:custom-shape>
        <draw:custom-shape draw:style-name="gr136" draw:text-style-name="P41" draw:layer="layout" svg:width="6.164cm" svg:height="0.635cm" svg:x="7.536cm" svg:y="12.27cm">
          <text:p text:style-name="P40"><text:span text:style-name="T6">Weight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1" draw:layer="layout" svg:width="2.222cm" svg:height="0.635cm" svg:x="11.495cm" svg:y="12.905cm">
          <text:p text:style-name="P40"><text:span text:style-name="T6">Previous</text:span></text:p>
          <draw:enhanced-geometry svg:viewBox="0 0 21600 21600" draw:type="rectangle" draw:enhanced-path="M 0 0 L 21600 0 21600 21600 0 21600 0 0 Z N"/>
        </draw:custom-shape>
        <draw:custom-shape draw:style-name="gr138" draw:text-style-name="P42" draw:layer="layout" svg:width="2.235cm" svg:height="0.635cm" svg:x="11.482cm" svg:y="13.54cm">
          <text:p text:style-name="P36">null</text:p>
          <draw:enhanced-geometry svg:viewBox="0 0 21600 21600" draw:type="rectangle" draw:enhanced-path="M 0 0 L 21600 0 21600 21600 0 21600 0 0 Z N"/>
        </draw:custom-shape>
        <draw:custom-shape draw:style-name="gr139" draw:text-style-name="P45" draw:layer="layout" svg:width="2.235cm" svg:height="0.635cm" svg:x="11.482cm" svg:y="14.175cm">
          <text:p text:style-name="P44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2" draw:layer="layout" svg:width="2.235cm" svg:height="0.635cm" svg:x="11.482cm" svg:y="14.81cm">
          <text:p text:style-name="P36">A</text:p>
          <draw:enhanced-geometry svg:viewBox="0 0 21600 21600" draw:type="rectangle" draw:enhanced-path="M 0 0 L 21600 0 21600 21600 0 21600 0 0 Z N"/>
        </draw:custom-shape>
        <draw:custom-shape draw:style-name="gr141" draw:text-style-name="P42" draw:layer="layout" svg:width="2.235cm" svg:height="0.635cm" svg:x="11.482cm" svg:y="15.445cm">
          <text:p text:style-name="P36">C</text:p>
          <draw:enhanced-geometry svg:viewBox="0 0 21600 21600" draw:type="rectangle" draw:enhanced-path="M 0 0 L 21600 0 21600 21600 0 21600 0 0 Z N"/>
        </draw:custom-shape>
        <draw:custom-shape draw:style-name="gr142" draw:text-style-name="P42" draw:layer="layout" svg:width="2.235cm" svg:height="0.635cm" svg:x="11.482cm" svg:y="16.08cm">
          <text:p text:style-name="P36">D</text:p>
          <draw:enhanced-geometry svg:viewBox="0 0 21600 21600" draw:type="rectangle" draw:enhanced-path="M 0 0 L 21600 0 21600 21600 0 21600 0 0 Z N"/>
        </draw:custom-shape>
        <draw:custom-shape draw:style-name="gr143" draw:text-style-name="P42" draw:layer="layout" svg:width="2.235cm" svg:height="0.635cm" svg:x="11.482cm" svg:y="16.715cm">
          <text:p text:style-name="P36">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51cm" svg:height="1.673cm" svg:x="1cm" svg:y="1cm">
          <draw:text-box>
            <text:p><text:span text:style-name="T16">Dijkstra</text:span>'s algorithm to find the shortest path</text:p>
            <text:p text:style-name="P46">- Non negative weight</text:p>
          </draw:text-box>
        </draw:frame>
        <draw:frame draw:style-name="gr144" draw:text-style-name="P4" draw:layer="layout" svg:width="6.033cm" svg:height="3.81cm" svg:x="1.317cm" svg:y="15.287cm">
          <draw:text-box>
            <text:p/>
          </draw:text-box>
        </draw:frame>
        <draw:custom-shape draw:style-name="gr145" draw:text-style-name="P41" draw:layer="layout" svg:width="6.033cm" svg:height="0.952cm" svg:x="1.317cm" svg:y="14.344cm">
          <text:p text:style-name="P40"><text:span text:style-name="T6">To visit Priority Queue</text:span></text:p>
          <text:p text:style-name="P40"><text:span text:style-name="T6">(Min He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1" draw:layer="layout" svg:width="3.81cm" svg:height="0.635cm" svg:x="1.317cm" svg:y="12.125cm">
          <text:p text:style-name="P40"><text:span text:style-name="T6">current</text:span></text:p>
          <draw:enhanced-geometry svg:viewBox="0 0 21600 21600" draw:type="rectangle" draw:enhanced-path="M 0 0 L 21600 0 21600 21600 0 21600 0 0 Z N"/>
        </draw:custom-shape>
        <draw:custom-shape draw:style-name="gr146" draw:text-style-name="P48" draw:layer="layout" svg:width="2.223cm" svg:height="0.635cm" svg:x="5.127cm" svg:y="12.123cm">
          <text:p text:style-name="P47"><text:span text:style-name="T17">F</text:span></text:p>
          <draw:enhanced-geometry svg:viewBox="0 0 21600 21600" draw:type="rectangle" draw:enhanced-path="M 0 0 L 21600 0 21600 21600 0 21600 0 0 Z N"/>
        </draw:custom-shape>
        <draw:custom-shape draw:style-name="gr147" draw:text-style-name="P1" draw:layer="layout" svg:width="1.27cm" svg:height="1.587cm" svg:x="1.317cm" svg:y="6.3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7" draw:text-style-name="P1" draw:layer="layout" svg:width="1.27cm" svg:height="1.587cm" svg:x="11.477cm" svg:y="6.3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8" draw:text-style-name="P4" draw:layer="layout" svg:width="3.944cm" svg:height="0.962cm" svg:x="8.937cm" svg:y="18.1cm">
          <draw:text-box>
            <text:p>Path: ACD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5.2$Linux_X86_64 LibreOffice_project/420$Build-2</meta:generator>
    <dc:date>2024-07-15T21:37:38.609770448</dc:date>
    <meta:editing-duration>PT8H33M</meta:editing-duration>
    <meta:editing-cycles>47</meta:editing-cycles>
    <meta:document-statistic meta:object-count="310"/>
  </office:meta>
</office:document-meta>
</file>